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1.72cm" style:rel-column-width="6624*"/>
    </style:style>
    <style:style style:name="Tabelle1.B" style:family="table-column">
      <style:table-column-properties style:column-width="15.293cm" style:rel-column-width="58911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e6e6e6" fo:padding="0.097cm" fo:border="0.002cm solid #000000">
        <style:background-image/>
      </style:table-cell-properties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.72cm" style:rel-column-width="6624*"/>
    </style:style>
    <style:style style:name="Tabelle2.B" style:family="table-column">
      <style:table-column-properties style:column-width="15.293cm" style:rel-column-width="58911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araturliste</text:p>
      <text:p text:style-name="P2"><text:date style:data-style-name="N37" text:date-value="2011-12-04T01:03:26.99">04.12.11</text:date>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PRI</text:p>
          </table:table-cell>
          <table:table-cell table:style-name="Tabelle1.B1" office:value-type="string">
            <text:p text:style-name="P3">Reparaturen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3</text:p>
          </table:table-cell>
          <table:table-cell table:style-name="Tabelle2.B1" office:value-type="string">
            <text:p text:style-name="P4">Gasflaschenlager Entlüftung absperr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4T01:03:27</dc:date>
    <dc:creator>Gerhard Mueller</dc:creator>
    <meta:generator>OpenOffice.org/3.3$Unix OpenOffice.org_project/330m20$Build-9567</meta:generator>
    <meta:editing-duration>PT00H06M26S</meta:editing-duration>
    <meta:editing-cycles>6</meta:editing-cycles>
    <meta:document-statistic meta:table-count="2" meta:image-count="0" meta:object-count="0" meta:page-count="1" meta:paragraph-count="8" meta:word-count="8" meta:character-count="63"/>
  </office:meta>
</office:document-meta>
</file>